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charset="x-symbol"/>
    <style:font-face style:name="Arial1" svg:font-family="Arial" style:font-family-generic="roman" style:font-pitch="variable"/>
    <style:font-face style:name="Arial2" svg:font-family="Arial" style:font-family-generic="system" style:font-pitch="variable"/>
    <style:font-face style:name="Cambria" svg:font-family="Cambria" style:font-family-generic="roman"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Table1" style:family="table">
      <style:table-properties style:width="6.6903in" fo:margin-left="0.0035in" fo:margin-top="0in" fo:margin-bottom="0in" table:align="left" style:writing-mode="page"/>
    </style:style>
    <style:style style:name="Table1.A" style:family="table-column">
      <style:table-column-properties style:column-width="1.9174in"/>
    </style:style>
    <style:style style:name="Table1.B" style:family="table-column">
      <style:table-column-properties style:column-width="0.0479in"/>
    </style:style>
    <style:style style:name="Table1.C" style:family="table-column">
      <style:table-column-properties style:column-width="1.3785in"/>
    </style:style>
    <style:style style:name="Table1.D" style:family="table-column">
      <style:table-column-properties style:column-width="0.7868in"/>
    </style:style>
    <style:style style:name="Table1.E" style:family="table-column">
      <style:table-column-properties style:column-width="0.5903in"/>
    </style:style>
    <style:style style:name="Table1.F" style:family="table-column">
      <style:table-column-properties style:column-width="0.1486in"/>
    </style:style>
    <style:style style:name="Table1.G" style:family="table-column">
      <style:table-column-properties style:column-width="1.5257in"/>
    </style:style>
    <style:style style:name="Table1.H" style:family="table-column">
      <style:table-column-properties style:column-width="0.2486in"/>
    </style:style>
    <style:style style:name="Table1.I" style:family="table-column">
      <style:table-column-properties style:column-width="0.0465in"/>
    </style:style>
    <style:style style:name="Table1.1" style:family="table-row">
      <style:table-row-properties style:min-row-height="0.2889in" fo:keep-together="auto"/>
    </style:style>
    <style:style style:name="Table1.A1" style:family="table-cell">
      <style:table-cell-properties fo:padding-left="0.075in" fo:padding-right="0.075in" fo:padding-top="0in" fo:padding-bottom="0in" fo:border="0.5pt solid #000000"/>
    </style:style>
    <style:style style:name="Table1.H1" style:family="table-cell">
      <style:table-cell-properties fo:padding-left="0.075in" fo:padding-right="0.075in" fo:padding-top="0in" fo:padding-bottom="0in" fo:border="none"/>
    </style:style>
    <style:style style:name="Table1.2" style:family="table-row">
      <style:table-row-properties fo:keep-together="auto"/>
    </style:style>
    <style:style style:name="Table1.A2" style:family="table-cell">
      <style:table-cell-properties fo:padding-left="0.075in" fo:padding-right="0.075in" fo:padding-top="0in" fo:padding-bottom="0in" fo:border-left="0.5pt solid #000000" fo:border-right="0.5pt solid #000000" fo:border-top="none" fo:border-bottom="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A6" style:family="table-cell">
      <style:table-cell-properties fo:padding-left="0.075in" fo:padding-right="0.075in" fo:padding-top="0in" fo:padding-bottom="0in" fo:border-left="0.5pt solid #000000" fo:border-right="0.5pt solid #000000" fo:border-top="0.5pt solid #000000" fo:border-bottom="none"/>
    </style:style>
    <style:style style:name="Table1.7" style:family="table-row">
      <style:table-row-properties fo:keep-together="auto"/>
    </style:style>
    <style:style style:name="Table1.8" style:family="table-row">
      <style:table-row-properties style:min-row-height="1.266in"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A12" style:family="table-cell">
      <style:table-cell-properties fo:padding-left="0.075in" fo:padding-right="0.075in" fo:padding-top="0in" fo:padding-bottom="0in" fo:border-left="0.5pt solid #000000" fo:border-right="0.5pt solid #000000" fo:border-top="0.5pt solid #000000" fo:border-bottom="0.75pt solid #000000"/>
    </style:style>
    <style:style style:name="Table1.13" style:family="table-row">
      <style:table-row-properties style:min-row-height="0.4833in" fo:keep-together="auto"/>
    </style:style>
    <style:style style:name="Table1.14" style:family="table-row">
      <style:table-row-properties style:min-row-height="3.0111in" fo:keep-together="auto"/>
    </style:style>
    <style:style style:name="Table1.15" style:family="table-row">
      <style:table-row-properties style:min-row-height="0.2861in" fo:keep-together="auto"/>
    </style:style>
    <style:style style:name="Table1.16" style:family="table-row">
      <style:table-row-properties style:min-row-height="2.2583in"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style:min-row-height="0.1701in" fo:keep-together="auto"/>
    </style:style>
    <style:style style:name="Table1.21" style:family="table-row">
      <style:table-row-properties style:min-row-height="0.6799in" fo:keep-together="auto"/>
    </style:style>
    <style:style style:name="Table1.22" style:family="table-row">
      <style:table-row-properties style:min-row-height="0.4472in" fo:keep-together="auto"/>
    </style:style>
    <style:style style:name="Table1.23" style:family="table-row">
      <style:table-row-properties style:min-row-height="0.4847in" fo:keep-together="auto"/>
    </style:style>
    <style:style style:name="Table1.24" style:family="table-row">
      <style:table-row-properties style:min-row-height="0.4903in" fo:keep-together="auto"/>
    </style:style>
    <style:style style:name="Table1.25" style:family="table-row">
      <style:table-row-properties style:min-row-height="0.4785in" fo:keep-together="auto"/>
    </style:style>
    <style:style style:name="Table1.26" style:family="table-row">
      <style:table-row-properties style:min-row-height="0.4944in" fo:keep-together="auto"/>
    </style:style>
    <style:style style:name="Table1.27" style:family="table-row">
      <style:table-row-properties style:min-row-height="0.8208in" fo:keep-together="auto"/>
    </style:style>
    <style:style style:name="Table1.29" style:family="table-row">
      <style:table-row-properties style:min-row-height="0.5042in" fo:keep-together="auto"/>
    </style:style>
    <style:style style:name="P1" style:family="paragraph" style:parent-style-name="Heading_20_2" style:master-page-name="Standard">
      <style:paragraph-properties style:page-number="1"/>
    </style:style>
    <style:style style:name="P2" style:family="paragraph" style:parent-style-name="Standard">
      <style:text-properties style:font-name="Arial1" style:font-name-asian="Arial2" style:font-name-complex="Arial2"/>
    </style:style>
    <style:style style:name="P3" style:family="paragraph" style:parent-style-name="Standard">
      <style:paragraph-properties fo:orphans="0" fo:widows="0"/>
      <style:text-properties style:font-name="Arial1" style:font-name-asian="Arial2" style:font-name-complex="Arial2"/>
    </style:style>
    <style:style style:name="P4" style:family="paragraph" style:parent-style-name="Standard">
      <style:paragraph-properties fo:text-align="end" style:justify-single-word="false" fo:orphans="0" fo:widows="0"/>
      <style:text-properties style:font-name="Arial1" style:font-name-asian="Arial2" style:font-name-complex="Arial2"/>
    </style:style>
    <style:style style:name="P5" style:family="paragraph" style:parent-style-name="Standard">
      <style:paragraph-properties fo:orphans="0" fo:widows="0"/>
      <style:text-properties style:font-name="Arial1" officeooo:rsid="0017865f" officeooo:paragraph-rsid="0017865f" style:font-name-asian="Arial2" style:font-name-complex="Arial2"/>
    </style:style>
    <style:style style:name="P6" style:family="paragraph" style:parent-style-name="Standard">
      <style:paragraph-properties fo:orphans="0" fo:widows="0"/>
      <style:text-properties style:font-name="Arial1" fo:font-size="8pt" fo:font-style="italic" style:font-name-asian="Arial2" style:font-size-asian="8pt" style:font-style-asian="italic" style:font-name-complex="Arial2" style:font-size-complex="8pt"/>
    </style:style>
    <style:style style:name="P7" style:family="paragraph" style:parent-style-name="Standard">
      <style:paragraph-properties fo:orphans="0" fo:widows="0"/>
      <style:text-properties style:font-name="Arial1" fo:font-weight="bold" style:font-name-asian="Arial2" style:font-weight-asian="bold" style:font-name-complex="Arial2"/>
    </style:style>
    <style:style style:name="P8" style:family="paragraph" style:parent-style-name="Standard">
      <style:paragraph-properties fo:orphans="0" fo:widows="0"/>
      <style:text-properties style:font-name="Arial1" fo:font-style="italic" style:text-underline-style="solid" style:text-underline-width="auto" style:text-underline-color="font-color" style:font-name-asian="Arial2" style:font-style-asian="italic" style:font-name-complex="Arial2"/>
    </style:style>
    <style:style style:name="P9" style:family="paragraph" style:parent-style-name="Standard">
      <style:paragraph-properties fo:orphans="0" fo:widows="0"/>
    </style:style>
    <style:style style:name="P10" style:family="paragraph" style:parent-style-name="Standard">
      <style:paragraph-properties fo:margin-left="0in" fo:margin-right="-0.1465in" fo:orphans="0" fo:widows="0" fo:text-indent="0in" style:auto-text-indent="false"/>
    </style:style>
    <style:style style:name="P11" style:family="paragraph" style:parent-style-name="Standard">
      <style:paragraph-properties fo:orphans="0" fo:widows="0" fo:padding="0in" fo:border="none" style:shadow="none" style:join-border="false"/>
    </style:style>
    <style:style style:name="P12" style:family="paragraph" style:parent-style-name="Standard">
      <style:paragraph-properties fo:orphans="0" fo:widows="0"/>
      <style:text-properties officeooo:paragraph-rsid="0017865f"/>
    </style:style>
    <style:style style:name="P13" style:family="paragraph" style:parent-style-name="Standard">
      <style:paragraph-properties fo:text-align="end" style:justify-single-word="false" fo:orphans="0" fo:widows="0"/>
    </style:style>
    <style:style style:name="P14" style:family="paragraph" style:parent-style-name="Standard">
      <style:paragraph-properties fo:text-align="center" style:justify-single-word="false" fo:orphans="0" fo:widows="0"/>
    </style:style>
    <style:style style:name="P15" style:family="paragraph" style:parent-style-name="Standard">
      <style:paragraph-properties fo:margin-left="0.1972in" fo:margin-right="0in" fo:orphans="0" fo:widows="0" fo:text-indent="0in" style:auto-text-indent="false" fo:padding="0in" fo:border="none" style:shadow="none" style:join-border="false"/>
      <style:text-properties fo:color="#000000" loext:opacity="100%" style:font-name="Arial1" style:font-name-asian="Arial2" style:font-name-complex="Arial2"/>
    </style:style>
    <style:style style:name="P16" style:family="paragraph" style:parent-style-name="Standard">
      <style:paragraph-properties fo:orphans="0" fo:widows="0"/>
      <style:text-properties officeooo:rsid="0017865f" officeooo:paragraph-rsid="0017865f"/>
    </style:style>
    <style:style style:name="T1" style:family="text">
      <style:text-properties style:font-name="Arial1" fo:font-size="18pt" style:font-name-asian="Arial2" style:font-size-asian="18pt" style:font-name-complex="Arial2" style:font-size-complex="18pt"/>
    </style:style>
    <style:style style:name="T2" style:family="text">
      <style:text-properties style:font-name="Arial1" fo:font-size="12pt" style:font-name-asian="Arial2" style:font-size-asian="12pt" style:font-name-complex="Arial2" style:font-size-complex="12pt"/>
    </style:style>
    <style:style style:name="T3" style:family="text">
      <style:text-properties style:font-name="Arial1" fo:font-size="26pt" style:font-name-asian="Arial2" style:font-size-asian="26pt" style:font-name-complex="Arial2" style:font-size-complex="26pt"/>
    </style:style>
    <style:style style:name="T4" style:family="text">
      <style:text-properties style:font-name="Arial1" fo:font-size="14pt" style:font-name-asian="Arial2" style:font-size-asian="14pt" style:font-name-complex="Arial2" style:font-size-complex="14pt"/>
    </style:style>
    <style:style style:name="T5" style:family="text">
      <style:text-properties style:font-name="Arial1" fo:font-size="14pt" fo:font-style="italic" fo:font-weight="bold" style:font-name-asian="Arial2" style:font-size-asian="14pt" style:font-style-asian="italic" style:font-weight-asian="bold" style:font-name-complex="Arial2" style:font-size-complex="14pt"/>
    </style:style>
    <style:style style:name="T6" style:family="text">
      <style:text-properties style:font-name="Arial1" style:font-name-asian="Arial2" style:font-name-complex="Arial2"/>
    </style:style>
    <style:style style:name="T7" style:family="text">
      <style:text-properties style:font-name="Arial1" style:font-name-asian="Arial2" style:font-name-complex="Arial2" fo:background-color="#ffff00"/>
    </style:style>
    <style:style style:name="T8" style:family="text">
      <style:text-properties style:font-name="Arial1" officeooo:rsid="0017865f" style:font-name-asian="Arial2" style:font-name-complex="Arial2"/>
    </style:style>
    <style:style style:name="T9" style:family="text">
      <style:text-properties style:font-name="Arial1" fo:font-size="8pt" fo:font-style="italic" style:font-name-asian="Arial2" style:font-size-asian="8pt" style:font-style-asian="italic" style:font-name-complex="Arial2" style:font-size-complex="8pt"/>
    </style:style>
    <style:style style:name="T10" style:family="text">
      <style:text-properties style:font-name="Arial1" fo:font-size="8pt" style:font-name-asian="Arial2" style:font-size-asian="8pt" style:font-name-complex="Arial2" style:font-size-complex="8pt"/>
    </style:style>
    <style:style style:name="T11" style:family="text">
      <style:text-properties style:font-name="Arial1" fo:font-size="9pt" fo:font-style="italic" style:font-name-asian="Arial2" style:font-size-asian="9pt" style:font-style-asian="italic" style:font-name-complex="Arial2" style:font-size-complex="9pt"/>
    </style:style>
    <style:style style:name="T12" style:family="text">
      <style:text-properties style:font-name="Arial1" fo:font-size="9pt" style:font-name-asian="Arial2" style:font-size-asian="9pt" style:font-name-complex="Arial2" style:font-size-complex="9pt"/>
    </style:style>
    <style:style style:name="T13" style:family="text">
      <style:text-properties style:font-name="Arial1" fo:font-style="italic" style:font-name-asian="Arial2" style:font-style-asian="italic" style:font-name-complex="Arial2"/>
    </style:style>
    <style:style style:name="T14" style:family="text">
      <style:text-properties style:font-name="Arial1" fo:font-style="italic" style:font-name-asian="Arial2" style:font-style-asian="italic" style:font-name-complex="Arial2" style:font-style-complex="italic"/>
    </style:style>
    <style:style style:name="T15" style:family="text">
      <style:text-properties style:font-name="Arial1" fo:font-style="italic" fo:font-weight="bold" style:font-name-asian="Arial2" style:font-style-asian="italic" style:font-weight-asian="bold" style:font-name-complex="Arial2"/>
    </style:style>
    <style:style style:name="T16" style:family="text">
      <style:text-properties style:font-name="Arial1" fo:font-style="italic" style:text-underline-style="solid" style:text-underline-width="auto" style:text-underline-color="font-color" style:font-name-asian="Arial2" style:font-style-asian="italic" style:font-name-complex="Arial2"/>
    </style:style>
    <style:style style:name="T17" style:family="text">
      <style:text-properties style:font-name="Arial1" fo:font-weight="bold" style:font-name-asian="Arial2" style:font-weight-asian="bold" style:font-name-complex="Arial2"/>
    </style:style>
    <style:style style:name="T18" style:family="text">
      <style:text-properties style:font-name="Arial1" fo:font-weight="bold" style:font-name-asian="Arial2" style:font-weight-asian="bold" style:font-name-complex="Arial2" style:font-weight-complex="bold"/>
    </style:style>
    <style:style style:name="T19" style:family="text">
      <style:text-properties style:font-name="Arial1" fo:background-color="#ffff00" loext:char-shading-value="0" style:font-name-asian="Arial2" style:font-name-complex="Arial2"/>
    </style:style>
    <style:style style:name="T20" style:family="text">
      <style:text-properties style:font-name="Arial1" fo:background-color="#ffff00" loext:char-shading-value="0" style:font-name-asian="Arial2" style:font-name-complex="Arial2"/>
    </style:style>
    <style:style style:name="T21" style:family="text">
      <style:text-properties style:font-name="Symbol" fo:font-size="14pt" style:font-name-asian="Symbol1" style:font-size-asian="14pt" style:font-name-complex="Symbol1" style:font-size-complex="14pt"/>
    </style:style>
    <style:style style:name="T22" style:family="text">
      <style:text-properties style:font-name="Wingdings" style:font-name-asian="Wingdings1" style:font-name-complex="Wingdings1"/>
    </style:style>
    <style:style style:name="T23" style:family="text">
      <style:text-properties style:font-name="Arial" style:font-name-asian="Arial2" style:font-name-complex="Arial2"/>
    </style:style>
    <style:style style:name="T24" style:family="text">
      <style:text-properties fo:color="#000000" loext:opacity="100%" style:font-name="Arial1" style:font-name-asian="Arial2"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loext:marker-style-name="T2"><text:span text:style-name="T1">E-formulier CKV<text:tab/></text:span><text:span text:style-name="T2"><text:tab/><text:tab/><text:tab/> <text:s text:c="14"/></text:span><text:span text:style-name="T3">Theater </text:span><text:span text:style-name="T4">(drama)</text:span></text:h>
      <text:p text:style-name="P2" loext:marker-style-name="T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6" office:value-type="string">
            <text:p text:style-name="P9" loext:marker-style-name="T6"><text:span text:style-name="T6">Naam: </text:span><text:span text:style-name="T8">Robin Boers</text:span></text:p>
          </table:table-cell>
          <table:covered-table-cell/>
          <table:covered-table-cell/>
          <table:covered-table-cell/>
          <table:covered-table-cell/>
          <table:covered-table-cell/>
          <table:table-cell table:style-name="Table1.A1" office:value-type="string">
            <text:p text:style-name="P9" loext:marker-style-name="T6"><text:span text:style-name="T6">Klas: </text:span><text:span text:style-name="T8">5A2</text:span></text:p>
          </table:table-cell>
          <table:table-cell table:style-name="Table1.H1" office:value-type="string">
            <text:p text:style-name="P9"/>
          </table:table-cell>
          <table:table-cell table:style-name="Table1.H1" office:value-type="string">
            <text:p text:style-name="P9"/>
          </table:table-cell>
        </table:table-row>
        <table:table-row table:style-name="Table1.2">
          <table:table-cell table:style-name="Table1.A2" office:value-type="string">
            <text:p text:style-name="P6" loext:marker-style-name="T9"/>
          </table:table-cell>
          <table:table-cell table:style-name="Table1.A2" table:number-columns-spanned="6" office:value-type="string">
            <text:p text:style-name="P13" loext:marker-style-name="T4"><text:span text:style-name="T5">vooraf</text:span><text:span text:style-name="T4"> </text:span><text:span text:style-name="T21">↓</text:span></text:p>
          </table:table-cell>
          <table:covered-table-cell/>
          <table:covered-table-cell/>
          <table:covered-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3">
          <table:table-cell table:style-name="Table1.A2" office:value-type="string">
            <text:p text:style-name="P9" loext:marker-style-name="T6"><text:span text:style-name="T6">Welke voorstelling ga je bekijken?</text:span><text:span text:style-name="T6"/></text:p>
          </table:table-cell>
          <table:table-cell table:style-name="Table1.A1" table:number-columns-spanned="6" office:value-type="string">
            <text:p text:style-name="P3" loext:marker-style-name="T6"/>
            <text:p text:style-name="P3" loext:marker-style-name="T6">A Christmas Carol</text:p>
          </table:table-cell>
          <table:covered-table-cell/>
          <table:covered-table-cell/>
          <table:covered-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4">
          <table:table-cell table:style-name="Table1.A1" office:value-type="string">
            <text:p text:style-name="P9" loext:marker-style-name="T6"><text:span text:style-name="T6">Waar ga je de voorstelling bekijken? (naam theater)</text:span><text:span text:style-name="T6"/></text:p>
          </table:table-cell>
          <table:table-cell table:style-name="Table1.A1" table:number-columns-spanned="6" office:value-type="string">
            <text:p text:style-name="P5" loext:marker-style-name="T6">Lyceum Vos (Theatergroep de Triangel)</text:p>
            <text:p text:style-name="P3" loext:marker-style-name="T6"/>
          </table:table-cell>
          <table:covered-table-cell/>
          <table:covered-table-cell/>
          <table:covered-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5">
          <table:table-cell table:style-name="Table1.A1" office:value-type="string">
            <text:p text:style-name="P9" loext:marker-style-name="T6"><text:span text:style-name="T6">Wanneer?</text:span><text:span text:style-name="T6"/></text:p>
          </table:table-cell>
          <table:table-cell table:style-name="Table1.A1" table:number-columns-spanned="6" office:value-type="string">
            <text:p text:style-name="P5" loext:marker-style-name="T6">10 december, 14:00-16:00</text:p>
            <text:p text:style-name="P3" loext:marker-style-name="T6"/>
          </table:table-cell>
          <table:covered-table-cell/>
          <table:covered-table-cell/>
          <table:covered-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6">
          <table:table-cell table:style-name="Table1.A6" office:value-type="string">
            <text:p text:style-name="P9" loext:marker-style-name="T6"><text:span text:style-name="T6">Onder welke vorm van drama valt deze voorstelling? </text:span><text:span text:style-name="T11">(tekst-, muziek-, bewegingsgebonden)</text:span><text:span text:style-name="T6"> </text:span></text:p>
          </table:table-cell>
          <table:table-cell table:style-name="Table1.A6" table:number-columns-spanned="6" office:value-type="string">
            <text:p text:style-name="P5" loext:marker-style-name="T6">Musical (met natuurlijk dialoog)</text:p>
          </table:table-cell>
          <table:covered-table-cell/>
          <table:covered-table-cell/>
          <table:covered-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7">
          <table:table-cell table:style-name="Table1.A6" office:value-type="string">
            <text:p text:style-name="P9" loext:marker-style-name="T11"><text:span text:style-name="T6">Waarom wil je deze voorstelling gaan bekijken? </text:span><text:span text:style-name="T10">(</text:span><text:span text:style-name="T9">omdat het moet voor CKV is géén goed antwoord)</text:span></text:p>
          </table:table-cell>
          <table:table-cell table:style-name="Table1.A6" table:number-columns-spanned="6" office:value-type="string">
            <text:p text:style-name="P5" loext:marker-style-name="T6">Omdat drie van mijn vrienden in het stuk spelen en het me gewoon een leuk stuk lijkt. Ik heb het nog nooit gezien (gebrek aan jeugd?).</text:p>
          </table:table-cell>
          <table:covered-table-cell/>
          <table:covered-table-cell/>
          <table:covered-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8">
          <table:table-cell table:style-name="Table1.A1" office:value-type="string">
            <text:p text:style-name="P9" loext:marker-style-name="T6"><text:span text:style-name="T6">Hecht aan dit vel ten minste één officiële </text:span><text:span text:style-name="T13">recensie of informatiebron</text:span><text:span text:style-name="T6"> en </text:span><text:span text:style-name="T17">noteer </text:span><text:span text:style-name="T6">hiernaast </text:span><text:span text:style-name="T22"></text:span></text:p>
            <text:p text:style-name="P9" loext:marker-style-name="T9"><text:span text:style-name="T9">Een officiële recensie is gemaakt door een journalist die niets te maken heeft met de voorstelling, het theater of de opbrengsten van de voorstelling en zijn geld o.a. verdient met het schrijven van recensies.</text:span><text:span text:style-name="T9"/></text:p>
          </table:table-cell>
          <table:table-cell table:style-name="Table1.A1" table:number-columns-spanned="6" office:value-type="string">
            <text:p text:style-name="P9" loext:marker-style-name="T6"><text:span text:style-name="T6">Schrijver: </text:span><text:span text:style-name="T8">Tim Byrne</text:span></text:p>
            <text:p text:style-name="P3" loext:marker-style-name="T6"/>
            <text:p text:style-name="P9" loext:marker-style-name="T6"><text:span text:style-name="T6">Vindplaats: </text:span><text:a xlink:type="simple" xlink:href="https://www.theguardian.com/stage/2022/nov/19/a-christmas-carol-review-david-wenham-is-a-superb-scrooge-for-the-ages" text:style-name="Internet_20_link" text:visited-style-name="Visited_20_Internet_20_Link"><text:span text:style-name="T6">https://www.theguardian.com/stage/2022/nov/19/a-christmas-carol-review-david-wenham-is-a-superb-scrooge-for-the-ages</text:span></text:a></text:p>
            <text:p text:style-name="P3" loext:marker-style-name="T6"/>
            <text:p text:style-name="P9" loext:marker-style-name="T6"><text:span text:style-name="T6">Datum van de recensie: </text:span><text:span text:style-name="T8">19 november 2022</text:span></text:p>
          </table:table-cell>
          <table:covered-table-cell/>
          <table:covered-table-cell/>
          <table:covered-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9">
          <table:table-cell table:style-name="Table1.A1" office:value-type="string">
            <text:p text:style-name="P9" loext:marker-style-name="T6"><text:span text:style-name="T7">Markeer</text:span><text:span text:style-name="T6"> in die recensie de </text:span><text:span text:style-name="T14">belangrijkste zinnen</text:span></text:p>
          </table:table-cell>
          <table:table-cell table:style-name="Table1.A1" table:number-columns-spanned="6" office:value-type="string">
            <text:p text:style-name="P16" loext:marker-style-name="T6"><text:span text:style-name="T6">They come in threes, I suppose. Ghosts, of course, but also adaptations of Charles Dickens’ A Christmas Carol – this slick and often ingenious Old Vic production at the Comedy, Victorian Opera’s musical version next month at the Palais, and – perhaps best of all – the Muppets Christmas Carol, performed with a live orchestra at Hamer Hall. Haunted by Christmas spirits, Ebenezer Scrooge haunts us in turn, a warning and symbol of redemption.</text:span></text:p>
            <text:p text:style-name="P16" loext:marker-style-name="T6"><text:span text:style-name="T6"/></text:p>
            <text:p text:style-name="P16" loext:marker-style-name="T6"><text:span text:style-name="T6">Dickens didn’t invent Christmas as we know it now – with its holly and puddings, turkey and stuffing, peace and love and goodwill to all etc – but his 1843 novella certainly cemented certain traditions in the minds of Victorians. They were picked up and embraced around the world, and eventually exploited by commercial interests, which complicates and sours somewhat the message the book is trying to encourage. Bah humbugging the festive season can seem these days like a sane reaction to crass materialism, rather than the moral failing of the middle classes Dickens had in mind.</text:span></text:p>
            <text:p text:style-name="P16" loext:marker-style-name="T6"><text:span text:style-name="T6"/></text:p>
            <text:p text:style-name="P16" loext:marker-style-name="T6"><text:span text:style-name="T6">Perhaps this is why playwright Jack Thorne and director Matthew Warchus (the former of Harry Potter and the Cursed Child fame, the latter the director of Matilda the Musical) tinker with the central character’s psychology and backstory, emphasising motivations only hinted at in the novella. Scrooge is still “a tight-fisted hand at the grindstone”, mean and avaricious, but as written here and played by David Wenham, he is quite clearly a man traumatised and emotionally broken.</text:span></text:p>
            <text:p text:style-name="P16" loext:marker-style-name="T6"><text:span text:style-name="T6"/></text:p>
            <text:p text:style-name="P16" loext:marker-style-name="T6"><text:span text:style-name="T6">Thorne has Scrooge cowed by a cold, alcoholic father (Anthony Harkin). His breakup with a former love, Belle (Sarah Morrison), is cast in a more sympathetic light, no longer a matter of simple greed on his part, but coming from a more complex desire to show her, and by extension himself, a better life. There are shades of Dickens’ own biography etched into this new portrait, and the result is more psychologically nuanced, less parabolic.</text:span></text:p>
            <text:p text:style-name="P16" loext:marker-style-name="T6"><text:span text:style-name="T6"/></text:p>
            <text:p text:style-name="P16" loext:marker-style-name="T6"><text:span text:style-name="T6">This leaning into naturalism has some drawbacks, but there are compensations too. </text:span><text:span text:style-name="T20">What we miss, what the production deliberately </text:span><text:soft-page-break/><text:span text:style-name="T20">turns away from, is the whimsy and magic, the expansive imaginative playfulness of the novella.</text:span><text:span text:style-name="T6"> The ghosts are miles away from Dickens’ vision, more prosaic and localised, less spectral and symbolic. What we gain, though, is </text:span><text:span text:style-name="T20">a Scrooge of real depth and pathos, a man who genuinely wrestles with spiritual adversity rather than the cypher waiting for his moral lesson.</text:span></text:p>
            <text:p text:style-name="P16" loext:marker-style-name="T6"><text:span text:style-name="T6"/></text:p>
            <text:p text:style-name="P16" loext:marker-style-name="T6"><text:span text:style-name="T6">Wenham is superb, even mesmerising. He has that ability to hold the audience’s attention, rapt, without effort or strain; we find ourselves leaning in to catch every word and gesture. He makes Scrooge’s splenetic carapace read more like a protective armour than a sign of inherent irascibility, and his transformation into twinkling-eyed benevolence is touching and true. It’s a performance of such precision and heart, finely attuned to the sensibilities of the work so that even the sentimentality feels earned. Funny and deeply moving, Wenham’s Scrooge is one for the ages.</text:span></text:p>
            <text:p text:style-name="P16" loext:marker-style-name="T6"><text:span text:style-name="T6"/></text:p>
            <text:p text:style-name="P16" loext:marker-style-name="T6"><text:span text:style-name="T6">The rest of the cast don’t really have a hope of matching him, but a number of actors shine in less demanding roles. Bernard Curry is lovely as the subjugated Bob Cratchit, and Andrew Coshan is suitably buoyant and red-cheeked as Scrooge’s nephew, Fred. Morrison makes a plaintive and resilient Belle, a character who knows too well the falling off that comes when hope hardens into disappointment. As the spirits of Christmas, Debra Lawrance, Samantha Morley and Emily Nkomo are stymied by Thorne’s quotidian approach – they are less individuated, and altogether less wondrous, than Dickens’ version.</text:span></text:p>
            <text:p text:style-name="P16" loext:marker-style-name="T6"><text:span text:style-name="T6"/></text:p>
            <text:p text:style-name="P16" loext:marker-style-name="T6"><text:span text:style-name="T6">There is theatrical magic at work here, though. Rob Howell’s set and costume design is marvellous, richly evocative of London winters and coal-lit hearths. The two motifs of bells and lanterns, symbols of spiritual purity and epiphany respectively, are brilliantly employed; both Christopher Nightingale’s compositions and Hugh Vanstone’s lighting make full and impressive use of them throughout. Overall, the design seems heavily inspired by Thorne’s Harry Potter and the Cursed Child, with its long cloaks and sparkling wands that throw light around the stage. If this makes it slightly derivative, it’s also highly effective.</text:span></text:p>
            <text:p text:style-name="P16" loext:marker-style-name="T6"><text:span text:style-name="T6"/></text:p>
            <text:p text:style-name="P16" loext:marker-style-name="T6"><text:span text:style-name="T6">In Dickens’ own time and since, debate has raged about A Christmas Carol. </text:span><text:span text:style-name="T20">Is it primarily a work of social activism, secular and political?</text:span><text:span text:style-name="T6"> Or is it rather an exercise in Christian allegory, the three ghosts a representation of the Holy Trinity, Scrooge’s transfiguration an echo of Paul’s conversion on the road to Damascus? By adding a series of beautifully performed Christmas carols to their production, Thorne and Warchus tilt the work towards the latter, but they are wise enough to avoid simplistic moralising and overt displays of religiosity. </text:span><text:span text:style-name="T20">This is a night of pure theatrical warmth, ritualistic and communal, with a performance of incredible clarity and generosity at its centre. Like Christmas itself, bloody hard to resist.</text:span></text:p>
            <text:p text:style-name="P16" loext:marker-style-name="T6"><text:span text:style-name="T6"/></text:p>
          </table:table-cell>
          <table:covered-table-cell/>
          <table:covered-table-cell/>
          <table:covered-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10">
          <table:table-cell table:style-name="Table1.A1" office:value-type="string">
            <text:p text:style-name="P9" loext:marker-style-name="T6"><text:span text:style-name="T6">Schrijf hiernaast de essentie (= belangrijkste boodschap/kritiek) van deze recensie/informatiebron</text:span><text:span text:style-name="T6"/></text:p>
          </table:table-cell>
          <table:table-cell table:style-name="Table1.A1" table:number-columns-spanned="6" office:value-type="string">
            <text:p text:style-name="P3" loext:marker-style-name="T6">This is a night of pure theatrical warmth, ritualistic and communal, with a performance of incredible clarity and generosity at its centre. Like Christmas itself, bloody hard to resist.</text:p>
          </table:table-cell>
          <table:covered-table-cell/>
          <table:covered-table-cell/>
          <table:covered-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11">
          <table:table-cell table:style-name="Table1.A1" office:value-type="string">
            <text:p text:style-name="P9" loext:marker-style-name="T6"><text:span text:style-name="T6">Wat verwacht je van deze voorstelling na het lezen van de recensie?</text:span><text:span text:style-name="T6"/></text:p>
            <text:p text:style-name="P3" loext:marker-style-name="T6"/>
          </table:table-cell>
          <table:table-cell table:style-name="Table1.A1" table:number-columns-spanned="6" office:value-type="string">
            <text:p text:style-name="P5" loext:marker-style-name="T6">Ik ben enthousiast!</text:p>
          </table:table-cell>
          <table:covered-table-cell/>
          <table:covered-table-cell/>
          <table:covered-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12">
          <table:table-cell table:style-name="Table1.A12" office:value-type="string">
            <text:p text:style-name="P9" loext:marker-style-name="T6"><text:span text:style-name="T6">Noteer hiernaast belangrijke gegevens</text:span><text:span text:style-name="T6"/></text:p>
          </table:table-cell>
          <table:table-cell table:style-name="Table1.A12" table:number-columns-spanned="6" office:value-type="string">
            <text:p text:style-name="P12" loext:marker-style-name="T6"><text:span text:style-name="T6">Regisseur: Everlyne</text:span></text:p>
            <text:p text:style-name="P3" loext:marker-style-name="T6"/>
            <text:p text:style-name="P12" loext:marker-style-name="T6"><text:span text:style-name="T6">Hoofdrolspeler(s): Hailey, </text:span><text:span text:style-name="T8">Ad, Aäron-Dylano</text:span></text:p>
            <text:p text:style-name="P3" loext:marker-style-name="T6"/>
            <text:p text:style-name="P9" loext:marker-style-name="T6"><text:span text:style-name="T6">Verschijningsjaar: </text:span><text:span text:style-name="T8">2023</text:span></text:p>
            <text:p text:style-name="P3" loext:marker-style-name="T6"/>
          </table:table-cell>
          <table:covered-table-cell/>
          <table:covered-table-cell/>
          <table:covered-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13">
          <table:table-cell table:style-name="Table1.A1" table:number-columns-spanned="2" office:value-type="string">
            <text:p text:style-name="P10" loext:marker-style-name="T12"><text:span text:style-name="T12">paraaf </text:span><text:span text:style-name="T12"/></text:p>
            <text:p text:style-name="P9" loext:marker-style-name="T12"><text:span text:style-name="T12">afspraak</text:span><text:span text:style-name="T12"/></text:p>
          </table:table-cell>
          <table:covered-table-cell/>
          <table:table-cell table:style-name="Table1.A1" table:number-columns-spanned="2" office:value-type="string">
            <text:p text:style-name="P9" loext:marker-style-name="T12"><text:span text:style-name="T12">punten </text:span><text:span text:style-name="T12"/></text:p>
            <text:p text:style-name="P9" loext:marker-style-name="T12"><text:span text:style-name="T12">(maximaal)</text:span><text:span text:style-name="T12"/></text:p>
          </table:table-cell>
          <table:covered-table-cell/>
          <table:table-cell table:style-name="Table1.A1" table:number-columns-spanned="3" office:value-type="string">
            <text:p text:style-name="P9" loext:marker-style-name="T12"><text:span text:style-name="T12">inleveren d.d.:</text:span><text:span text:style-name="T12"/></text:p>
          </table:table-cell>
          <table:covered-table-cell/>
          <table:covered-table-cell/>
          <table:table-cell table:style-name="Table1.H1" office:value-type="string">
            <text:p text:style-name="P9"/>
          </table:table-cell>
          <table:table-cell table:style-name="Table1.H1" office:value-type="string">
            <text:p text:style-name="P9"/>
          </table:table-cell>
        </table:table-row>
        <table:table-row table:style-name="Table1.14">
          <table:table-cell table:style-name="Table1.A1" table:number-columns-spanned="2" office:value-type="string">
            <text:p text:style-name="P4" loext:marker-style-name="T6"/>
            <text:p text:style-name="P4" loext:marker-style-name="T6"/>
            <text:p text:style-name="P4" loext:marker-style-name="T6"><text:soft-page-break/></text:p>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13" loext:marker-style-name="T15"><text:span text:style-name="T15"><text:tab/><text:tab/><text:tab/></text:span><text:span text:style-name="T15"/></text:p>
            <text:p text:style-name="P4" loext:marker-style-name="T6"/>
            <text:p text:style-name="P9" loext:marker-style-name="T18"><text:span text:style-name="T18">z.o.z.</text:span><text:span text:style-name="T18"/></text:p>
          </table:table-cell>
          <table:covered-table-cell/>
          <table:table-cell table:style-name="Table1.A1" table:number-columns-spanned="6" office:value-type="string">
            <text:p text:style-name="P9" loext:marker-style-name="T17"><text:span text:style-name="T17">Plak in dit vak je kaartje / toegangsbewijs</text:span><text:span text:style-name="T17"/></text:p>
            <text:p text:style-name="P7" loext:marker-style-name="T17"/>
            <text:p text:style-name="P7" loext:marker-style-name="T17"><text:soft-page-break/></text:p>
            <text:p text:style-name="P7" loext:marker-style-name="T17"/>
            <text:p text:style-name="P7" loext:marker-style-name="T17"/>
            <text:p text:style-name="P7" loext:marker-style-name="T17"/>
            <text:p text:style-name="P7" loext:marker-style-name="T17"/>
            <text:p text:style-name="P7" loext:marker-style-name="T17"/>
            <text:p text:style-name="P7" loext:marker-style-name="T17"/>
            <text:p text:style-name="P7" loext:marker-style-name="T17"/>
            <text:p text:style-name="P7" loext:marker-style-name="T17"/>
            <text:p text:style-name="P7" loext:marker-style-name="T17"/>
            <text:p text:style-name="P7" loext:marker-style-name="T17"/>
            <text:p text:style-name="P7" loext:marker-style-name="T17"/>
            <text:p text:style-name="P7" loext:marker-style-name="T17"/>
            <text:p text:style-name="P7" loext:marker-style-name="T17"/>
            <text:p text:style-name="P7" loext:marker-style-name="T17"/>
            <text:p text:style-name="P7" loext:marker-style-name="T17"/>
            <text:p text:style-name="P7" loext:marker-style-name="T17"/>
          </table:table-cell>
          <table:covered-table-cell/>
          <table:covered-table-cell/>
          <table:covered-table-cell/>
          <table:covered-table-cell/>
          <table:covered-table-cell/>
          <table:table-cell table:style-name="Table1.H1" office:value-type="string">
            <text:p text:style-name="P9"/>
          </table:table-cell>
        </table:table-row>
        <table:table-row table:style-name="Table1.15">
          <table:table-cell table:style-name="Table1.A1" table:number-columns-spanned="2" office:value-type="string">
            <text:p text:style-name="P4" loext:marker-style-name="T6"/>
          </table:table-cell>
          <table:covered-table-cell/>
          <table:table-cell table:style-name="Table1.A1" table:number-columns-spanned="6" office:value-type="string">
            <text:p text:style-name="P14" loext:marker-style-name="T17"><text:span text:style-name="T5">achteraf </text:span><text:span text:style-name="T21">↓</text:span></text:p>
          </table:table-cell>
          <table:covered-table-cell/>
          <table:covered-table-cell/>
          <table:covered-table-cell/>
          <table:covered-table-cell/>
          <table:covered-table-cell/>
          <table:table-cell table:style-name="Table1.H1" office:value-type="string">
            <text:p text:style-name="P9"/>
          </table:table-cell>
        </table:table-row>
        <table:table-row table:style-name="Table1.16">
          <table:table-cell table:style-name="Table1.A1" table:number-columns-spanned="2" office:value-type="string">
            <text:p text:style-name="P9" loext:marker-style-name="T6"><text:span text:style-name="T6">Schrijf hiernaast in het kort de inhoud van de voorstelling.</text:span><text:span text:style-name="T6"/></text:p>
            <text:p text:style-name="P3" loext:marker-style-name="T6"/>
            <text:p text:style-name="P3" loext:marker-style-name="T6"/>
            <text:p text:style-name="P3" loext:marker-style-name="T6"/>
            <text:p text:style-name="P3" loext:marker-style-name="T6"/>
            <text:p text:style-name="P3" loext:marker-style-name="T6"/>
            <text:p text:style-name="P4" loext:marker-style-name="T6"/>
          </table:table-cell>
          <table:covered-table-cell/>
          <table:table-cell table:style-name="Table1.A1" table:number-columns-spanned="6" office:value-type="string">
            <text:p text:style-name="P3" loext:marker-style-name="T6"/>
          </table:table-cell>
          <table:covered-table-cell/>
          <table:covered-table-cell/>
          <table:covered-table-cell/>
          <table:covered-table-cell/>
          <table:covered-table-cell/>
          <table:table-cell table:style-name="Table1.H1" office:value-type="string">
            <text:p text:style-name="P9"/>
          </table:table-cell>
        </table:table-row>
        <table:table-row table:style-name="Table1.17">
          <table:table-cell table:style-name="Table1.A1" table:number-columns-spanned="8" office:value-type="string">
            <text:p text:style-name="P14" loext:marker-style-name="T6"><text:span text:style-name="T17"><text:s text:c="7"/>Hoe heeft de regisseur het verhaal verteld?</text:span><text:span text:style-name="T17"/></text:p>
          </table:table-cell>
          <table:covered-table-cell/>
          <table:covered-table-cell/>
          <table:covered-table-cell/>
          <table:covered-table-cell/>
          <table:covered-table-cell/>
          <table:covered-table-cell/>
          <table:covered-table-cell/>
          <table:table-cell table:style-name="Table1.H1" office:value-type="string">
            <text:p text:style-name="P9"/>
          </table:table-cell>
        </table:table-row>
        <table:table-row table:style-name="Table1.18">
          <table:table-cell table:style-name="Table1.A1" table:number-columns-spanned="2" office:value-type="string">
            <text:p text:style-name="P9" loext:marker-style-name="T6"><text:span text:style-name="T6">Wat is het thema of de boodschap van deze voorstelling?</text:span><text:span text:style-name="T6"/></text:p>
            <text:p text:style-name="P3" loext:marker-style-name="T6"/>
          </table:table-cell>
          <table:covered-table-cell/>
          <table:table-cell table:style-name="Table1.A1" table:number-columns-spanned="6" office:value-type="string">
            <text:p text:style-name="P3" loext:marker-style-name="T6"/>
          </table:table-cell>
          <table:covered-table-cell/>
          <table:covered-table-cell/>
          <table:covered-table-cell/>
          <table:covered-table-cell/>
          <table:covered-table-cell/>
          <table:table-cell table:style-name="Table1.H1" office:value-type="string">
            <text:p text:style-name="P9"/>
          </table:table-cell>
        </table:table-row>
        <table:table-row table:style-name="Table1.19">
          <table:table-cell table:style-name="Table1.A1" table:number-columns-spanned="2" office:value-type="string">
            <text:p text:style-name="P9" loext:marker-style-name="T6"><text:span text:style-name="T6">Hoe was dat in de voorstelling terug te zien?</text:span><text:span text:style-name="T6"/></text:p>
            <text:p text:style-name="P3" loext:marker-style-name="T6"/>
          </table:table-cell>
          <table:covered-table-cell/>
          <table:table-cell table:style-name="Table1.A1" table:number-columns-spanned="6" office:value-type="string">
            <text:p text:style-name="P3" loext:marker-style-name="T6"/>
          </table:table-cell>
          <table:covered-table-cell/>
          <table:covered-table-cell/>
          <table:covered-table-cell/>
          <table:covered-table-cell/>
          <table:covered-table-cell/>
          <table:table-cell table:style-name="Table1.H1" office:value-type="string">
            <text:p text:style-name="P9"/>
          </table:table-cell>
        </table:table-row>
        <table:table-row table:style-name="Table1.20">
          <table:table-cell table:style-name="Table1.A1" table:number-columns-spanned="8" office:value-type="string">
            <text:p text:style-name="P9" loext:marker-style-name="T17"><text:span text:style-name="T17"><text:s text:c="52"/>Technische aspecten</text:span><text:span text:style-name="T17"/></text:p>
          </table:table-cell>
          <table:covered-table-cell/>
          <table:covered-table-cell/>
          <table:covered-table-cell/>
          <table:covered-table-cell/>
          <table:covered-table-cell/>
          <table:covered-table-cell/>
          <table:covered-table-cell/>
          <table:table-cell table:style-name="Table1.H1" office:value-type="string">
            <text:p text:style-name="P9"/>
          </table:table-cell>
        </table:table-row>
        <table:table-row table:style-name="Table1.21">
          <table:table-cell table:style-name="Table1.A1" table:number-columns-spanned="2" office:value-type="string">
            <text:p text:style-name="P9" loext:marker-style-name="T6"><text:span text:style-name="T6">Wat kun je zeggen over de volgende bestanddelen?</text:span><text:span text:style-name="T6"/></text:p>
            <text:p text:style-name="P11" loext:marker-style-name="T24"><text:span text:style-name="T24">Decor</text:span><text:span text:style-name="T24"/></text:p>
          </table:table-cell>
          <table:covered-table-cell/>
          <table:table-cell table:style-name="Table1.A1" table:number-columns-spanned="6" office:value-type="string">
            <text:p text:style-name="P3" loext:marker-style-name="T6"/>
          </table:table-cell>
          <table:covered-table-cell/>
          <table:covered-table-cell/>
          <table:covered-table-cell/>
          <table:covered-table-cell/>
          <table:covered-table-cell/>
          <table:table-cell table:style-name="Table1.H1" office:value-type="string">
            <text:p text:style-name="P9"/>
          </table:table-cell>
        </table:table-row>
        <table:table-row table:style-name="Table1.22">
          <table:table-cell table:style-name="Table1.A1" table:number-columns-spanned="2" office:value-type="string">
            <text:p text:style-name="P11" loext:marker-style-name="T24"><text:span text:style-name="T24">Kostuum</text:span><text:span text:style-name="T24"/></text:p>
            <text:p text:style-name="P15" loext:marker-style-name="T24"/>
          </table:table-cell>
          <table:covered-table-cell/>
          <table:table-cell table:style-name="Table1.A1" table:number-columns-spanned="6" office:value-type="string">
            <text:p text:style-name="P3" loext:marker-style-name="T6"/>
          </table:table-cell>
          <table:covered-table-cell/>
          <table:covered-table-cell/>
          <table:covered-table-cell/>
          <table:covered-table-cell/>
          <table:covered-table-cell/>
          <table:table-cell table:style-name="Table1.H1" office:value-type="string">
            <text:p text:style-name="P9"/>
          </table:table-cell>
        </table:table-row>
        <table:table-row table:style-name="Table1.23">
          <table:table-cell table:style-name="Table1.A1" table:number-columns-spanned="2" office:value-type="string">
            <text:p text:style-name="P11" loext:marker-style-name="T24"><text:bookmark text:name="_heading=h.gjdgxs"/><text:span text:style-name="T24">Grime &amp; hairstyling</text:span><text:span text:style-name="T24"/></text:p>
            <text:p text:style-name="P15" loext:marker-style-name="T24"/>
          </table:table-cell>
          <table:covered-table-cell/>
          <table:table-cell table:style-name="Table1.A1" table:number-columns-spanned="6" office:value-type="string">
            <text:p text:style-name="P3" loext:marker-style-name="T6"/>
          </table:table-cell>
          <table:covered-table-cell/>
          <table:covered-table-cell/>
          <table:covered-table-cell/>
          <table:covered-table-cell/>
          <table:covered-table-cell/>
          <table:table-cell table:style-name="Table1.H1" office:value-type="string">
            <text:p text:style-name="P9"/>
          </table:table-cell>
        </table:table-row>
        <table:table-row table:style-name="Table1.24">
          <table:table-cell table:style-name="Table1.A1" table:number-columns-spanned="2" office:value-type="string">
            <text:p text:style-name="P11" loext:marker-style-name="T24"><text:span text:style-name="T24">Rekwisieten/attributen</text:span><text:span text:style-name="T24"/></text:p>
          </table:table-cell>
          <table:covered-table-cell/>
          <table:table-cell table:style-name="Table1.A1" table:number-columns-spanned="6" office:value-type="string">
            <text:p text:style-name="P3" loext:marker-style-name="T6"/>
          </table:table-cell>
          <table:covered-table-cell/>
          <table:covered-table-cell/>
          <table:covered-table-cell/>
          <table:covered-table-cell/>
          <table:covered-table-cell/>
          <table:table-cell table:style-name="Table1.H1" office:value-type="string">
            <text:p text:style-name="P9"/>
          </table:table-cell>
        </table:table-row>
        <table:table-row table:style-name="Table1.25">
          <table:table-cell table:style-name="Table1.A1" table:number-columns-spanned="2" office:value-type="string">
            <text:p text:style-name="P11" loext:marker-style-name="T24"><text:span text:style-name="T24">Belichting</text:span><text:span text:style-name="T24"/></text:p>
            <text:p text:style-name="P15" loext:marker-style-name="T24"/>
          </table:table-cell>
          <table:covered-table-cell/>
          <table:table-cell table:style-name="Table1.A1" table:number-columns-spanned="6" office:value-type="string">
            <text:p text:style-name="P3" loext:marker-style-name="T6"/>
          </table:table-cell>
          <table:covered-table-cell/>
          <table:covered-table-cell/>
          <table:covered-table-cell/>
          <table:covered-table-cell/>
          <table:covered-table-cell/>
          <table:table-cell table:style-name="Table1.H1" office:value-type="string">
            <text:p text:style-name="P9"/>
          </table:table-cell>
        </table:table-row>
        <table:table-row table:style-name="Table1.26">
          <table:table-cell table:style-name="Table1.A1" table:number-columns-spanned="2" office:value-type="string">
            <text:p text:style-name="P11" loext:marker-style-name="T24"><text:span text:style-name="T24">Muziek, geluid</text:span><text:span text:style-name="T24"/></text:p>
            <text:p text:style-name="P3" loext:marker-style-name="T6"/>
          </table:table-cell>
          <table:covered-table-cell/>
          <table:table-cell table:style-name="Table1.A1" table:number-columns-spanned="6" office:value-type="string">
            <text:p text:style-name="P3" loext:marker-style-name="T6"/>
          </table:table-cell>
          <table:covered-table-cell/>
          <table:covered-table-cell/>
          <table:covered-table-cell/>
          <table:covered-table-cell/>
          <table:covered-table-cell/>
          <table:table-cell table:style-name="Table1.H1" office:value-type="string">
            <text:p text:style-name="P9"/>
          </table:table-cell>
        </table:table-row>
        <table:table-row table:style-name="Table1.27">
          <table:table-cell table:style-name="Table1.A1" table:number-columns-spanned="2" office:value-type="string">
            <text:p text:style-name="P11" loext:marker-style-name="T24"><text:span text:style-name="T24">Zet jouw mening over de voorstelling af tegen die van de recensent.</text:span><text:span text:style-name="T24"/></text:p>
          </table:table-cell>
          <table:covered-table-cell/>
          <table:table-cell table:style-name="Table1.A1" table:number-columns-spanned="6" office:value-type="string">
            <text:p text:style-name="P3" loext:marker-style-name="T6"/>
          </table:table-cell>
          <table:covered-table-cell/>
          <table:covered-table-cell/>
          <table:covered-table-cell/>
          <table:covered-table-cell/>
          <table:covered-table-cell/>
          <table:table-cell table:style-name="Table1.H1" office:value-type="string">
            <text:p text:style-name="P9"/>
          </table:table-cell>
        </table:table-row>
        <table:table-row table:style-name="Table1.27">
          <table:table-cell table:style-name="Table1.A1" table:number-columns-spanned="2" office:value-type="string">
            <text:p text:style-name="P9" loext:marker-style-name="T6"><text:span text:style-name="T6">Wat vind je achteraf van deze voorstelling? Verschilt </text:span><text:soft-page-break/><text:span text:style-name="T6">je mening met de mening die je vooraf had?</text:span><text:span text:style-name="T6"/></text:p>
            <text:p text:style-name="P3" loext:marker-style-name="T6"/>
            <text:p text:style-name="P3" loext:marker-style-name="T6"/>
            <text:p text:style-name="P8" loext:marker-style-name="T16"/>
          </table:table-cell>
          <table:covered-table-cell/>
          <table:table-cell table:style-name="Table1.A1" table:number-columns-spanned="6" office:value-type="string">
            <text:p text:style-name="P3" loext:marker-style-name="T6"/>
          </table:table-cell>
          <table:covered-table-cell/>
          <table:covered-table-cell/>
          <table:covered-table-cell/>
          <table:covered-table-cell/>
          <table:covered-table-cell/>
          <table:table-cell table:style-name="Table1.H1" office:value-type="string">
            <text:p text:style-name="P9"/>
          </table:table-cell>
        </table:table-row>
        <table:table-row table:style-name="Table1.29">
          <table:table-cell table:style-name="Table1.A1" table:number-columns-spanned="2" office:value-type="string">
            <text:p text:style-name="P9" loext:marker-style-name="T12"><text:span text:style-name="T12">ingeleverd d.d.:</text:span><text:span text:style-name="T12"/></text:p>
          </table:table-cell>
          <table:covered-table-cell/>
          <table:table-cell table:style-name="Table1.A1" office:value-type="string">
            <text:p text:style-name="P9" loext:marker-style-name="T12"><text:span text:style-name="T12">aantal punten toegekend:</text:span><text:span text:style-name="T12"/></text:p>
          </table:table-cell>
          <table:table-cell table:style-name="Table1.A1" table:number-columns-spanned="2" office:value-type="string">
            <text:p text:style-name="P9" loext:marker-style-name="T12"><text:span text:style-name="T12">Paraaf docent:</text:span><text:span text:style-name="T12"/></text:p>
          </table:table-cell>
          <table:covered-table-cell/>
          <table:table-cell table:style-name="Table1.A1" table:number-columns-spanned="4" office:value-type="string">
            <text:p text:style-name="P9" loext:marker-style-name="T12"><text:span text:style-name="T12">Paraaf verwerkt:</text:span><text:span text:style-name="T12"/></text:p>
          </table:table-cell>
          <table:covered-table-cell/>
          <table:covered-table-cell/>
          <table:covered-table-cell/>
        </table:table-row>
      </table:table>
      <text:p text:style-name="P2" loext:marker-style-name="T6"/>
      <text:p text:style-name="Standard" loext:marker-style-name="T6"><text:span text:style-name="T17">Opmerkingen</text:span><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charset="x-symbol"/>
    <style:font-face style:name="Arial1" svg:font-family="Arial" style:font-family-generic="roman" style:font-pitch="variable"/>
    <style:font-face style:name="Arial2" svg:font-family="Arial" style:font-family-generic="system" style:font-pitch="variable"/>
    <style:font-face style:name="Cambria" svg:font-family="Cambria" style:font-family-generic="roman"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nl" fo:country="NL" style:letter-kerning="false" style:font-name-asian="Times New Roman1" style:font-size-asian="10pt" style:language-asian="nl" style:country-asian="NL"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nl" fo:country="NL" style:letter-kerning="false"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26pt" style:font-size-asian="26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weight="bold" style:font-weight-asian="bold"/>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size-complex="12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972in" fo:margin-bottom="0.3945in" fo:margin-left="0.9839in" fo:margin-right="0.9839in" style:writing-mode="lr-tb" style:layout-grid-color="#c0c0c0" style:layout-grid-lines="2819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b Koning</meta:initial-creator>
    <meta:editing-cycles>4</meta:editing-cycles>
    <meta:creation-date>2014-08-31T09:45:00</meta:creation-date>
    <dc:date>2023-11-24T09:03:30.564632421</dc:date>
    <meta:editing-duration>PT18M7S</meta:editing-duration>
    <meta:generator>LibreOffice/7.5.4.1$Linux_X86_64 LibreOffice_project/50$Build-1</meta:generator>
    <meta:document-statistic meta:table-count="1" meta:image-count="0" meta:object-count="0" meta:page-count="4" meta:paragraph-count="65" meta:word-count="1133" meta:character-count="7370" meta:non-whitespace-character-count="6212"/>
    <meta:user-defined meta:name="AppVersion">16.0000</meta:user-defined>
    <meta:template xlink:type="simple" xlink:actuate="onRequest" xlink:title="Normal.dotm" xlink:href=""/>
  </office:meta>
</office:document-meta>
</file>